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3"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4"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5"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6" style:family="paragraph" style:parent-style-name="Standard">
      <style:paragraph-properties fo:margin-left="1.4772in" fo:margin-right="0in" fo:line-height="125%" fo:text-indent="0in" style:auto-text-indent="false"/>
      <style:text-properties fo:color="#000000"/>
    </style:style>
    <style:style style:name="P17"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9"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0" style:family="paragraph" style:parent-style-name="Preformatted_20_Text">
      <style:paragraph-properties fo:line-height="125%"/>
      <style:text-properties fo:color="#000000" style:font-name="Times New Roman" fo:font-size="12pt" style:font-size-asian="12pt" style:font-size-complex="12pt"/>
    </style:style>
    <style:style style:name="P21"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3"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4" style:family="paragraph" style:parent-style-name="Preformatted_20_Text">
      <style:paragraph-properties fo:line-height="125%"/>
      <style:text-properties fo:color="#000000"/>
    </style:style>
    <style:style style:name="P25" style:family="paragraph" style:parent-style-name="Preformatted_20_Text">
      <style:paragraph-properties fo:line-height="125%"/>
      <style:text-properties fo:color="#000000" style:font-name="Courier New" fo:font-size="10pt" style:font-size-asian="10pt" style:font-size-complex="10pt"/>
    </style:style>
    <style:style style:name="P26"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7"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8"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9"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0"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1"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2"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3"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5"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6"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7"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8"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9"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40"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1"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42" style:family="paragraph" style:parent-style-name="Preformatted_20_Text" style:list-style-name="L5"/>
    <style:style style:name="P43"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P44" style:family="paragraph" style:parent-style-name="Preformatted_20_Text" style:list-style-name="L5">
      <style:paragraph-properties fo:line-height="110%"/>
      <style:text-properties fo:font-size="12pt" style:font-size-asian="12pt" style:font-size-complex="12pt"/>
    </style:style>
    <style:style style:name="P45" style:family="paragraph" style:parent-style-name="Preformatted_20_Text" style:list-style-name="L5">
      <style:text-properties fo:font-size="12pt" style:font-size-asian="12pt" style:font-size-complex="12pt"/>
    </style:style>
    <style:style style:name="P46"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47"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48"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49"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aster's Thesis Proposal: Formal Theory of Communication in Concurrent ML</text:p>
      <text:p text:style-name="P22">Thomas Logan</text:p>
      <text:p text:style-name="P21"/>
      <text:p text:style-name="P21">Summary</text:p>
      <text:p text:style-name="P20"><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0"/>
      <text:p text:style-name="P21">Overview</text:p>
      <text:p text:style-name="P20"><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0"><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0"/>
      <text:p text:style-name="P18"><text:span text:style-name="T2">type</text:span><text:span text:style-name="T1"> thread_id</text:span></text:p>
      <text:p text:style-name="P19"><text:span text:style-name="T8">val</text:span> spawn<text:span text:style-name="T9">: </text:span>(unit <text:span text:style-name="T9">-&gt;</text:span> unit) -&gt; thread_id</text:p>
      <text:p text:style-name="P20"/>
      <text:p text:style-name="P20">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0"/>
      <text:p text:style-name="P19"><text:span text:style-name="T8">type</text:span> 'a chan</text:p>
      <text:p text:style-name="P19"><text:span text:style-name="T8">val</text:span> channel : unit -&gt; 'a chan</text:p>
      <text:p text:style-name="P19"><text:span text:style-name="T8">val</text:span> recv : 'a chan -&gt; 'a</text:p>
      <text:p text:style-name="P19"><text:span text:style-name="T8">val</text:span> send : ('a chan * 'a) -&gt; unit</text:p>
      <text:p text:style-name="P20"/>
      <text:p text:style-name="P20">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2"><text:span text:style-name="T8"><text:s text:c="2"/>type</text:span> serv</text:p>
      <text:p text:style-name="P12"><text:span text:style-name="T8"><text:s text:c="2"/>val</text:span><text:span text:style-name="T9"> make : unit -&gt; serv</text:span></text:p>
      <text:p text:style-name="P12"><text:span text:style-name="T8"><text:s text:c="2"/>val </text:span>call : serv * int -&gt; int</text:p>
      <text:p text:style-name="P13">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channel ()</text:p>
      <text:p text:style-name="P12"><text:span text:style-name="T8"><text:s text:c="4"/></text:span><text:span text:style-name="T8">fun</text:span> loop state = <text:span text:style-name="T8">let</text:span></text:p>
      <text:p text:style-name="P12"><text:span text:style-name="T8"><text:s text:c="4"/></text:span><text:span text:style-name="T8"><text:s text:c="2"/>val </text:span>(v, replCh) = recv reqCh</text:p>
      <text:p text:style-name="P12"><text:span text:style-name="T8"><text:s text:c="4"/>in</text:span> </text:p>
      <text:p text:style-name="P12"><text:s text:c="6"/>send (replCh, state);</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channel ()</text:p>
      <text:p text:style-name="P12"><text:span text:style-name="T8"><text:s text:c="2"/>in</text:span> </text:p>
      <text:p text:style-name="P12"><text:s text:c="4"/>send (reqCh, (v, replCh));</text:p>
      <text:p text:style-name="P12"><text:s text:c="4"/>recv replCh </text:p>
      <text:p text:style-name="P13"><text:s text:c="2"/>end</text:p>
      <text:p text:style-name="P13">end</text:p>
      <text:p text:style-name="P2">Listing 2: Implementation of servers</text:p>
      <text:p text:style-name="P24"><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4"><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0"/>
      <text:p text:style-name="P19"><text:span text:style-name="T8">type</text:span> 'a event</text:p>
      <text:p text:style-name="P19"><text:span text:style-name="T8">val</text:span> sync : 'a event -&gt; 'a</text:p>
      <text:p text:style-name="P19"><text:span text:style-name="T8">val</text:span> recvEvt : 'a chan -&gt; 'a event</text:p>
      <text:p text:style-name="P19"><text:span text:style-name="T8">val</text:span> sendEvt : 'a chan * 'a -&gt; unit event</text:p>
      <text:p text:style-name="P19"><text:span text:style-name="T8">val</text:span> choose: 'a event * 'a event -&gt; 'a event</text:p>
      <text:p text:style-name="P19"/>
      <text:p text:style-name="P19"><text:span text:style-name="T8">fun </text:span>send (ch, v) = sync (sendEvt (ch, v))</text:p>
      <text:p text:style-name="P19"><text:span text:style-name="T8">fun</text:span> recv v = sync (recvEvt v)</text:p>
      <text:p text:style-name="P20"/>
      <text:p text:style-name="P20"><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20"><text:s text:c="2"/></text:p>
      <text:p text:style-name="P19"><text:span text:style-name="T8">val</text:span> thenEvt: 'a event * ('a -&gt; 'b event) <text:s/>-&gt; 'b event</text:p>
      <text:p text:style-name="P19"/>
      <text:p text:style-name="P20">When <text:s/><text:span text:style-name="T1">thenEvt</text:span> is synchronized on, either all of its constituent events and abstractions evaluate in isolation, or none evaluate.</text:p>
      <text:p text:style-name="P20"/>
      <text:p text:style-name="P20"><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20"><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3">val <text:span text:style-name="T9">server = Serv.make ()</text:span></text:p>
      <text:p text:style-name="P14"><text:span text:style-name="T8">val</text:span> _ = spawn (fn () =&gt; Serv.call (server, 35))</text:p>
      <text:p text:style-name="P14"><text:span text:style-name="T8">val</text:span> _ = spawn (fn () =&gt; </text:p>
      <text:p text:style-name="P6"><text:tab/><text:tab/><text:tab/> <text:s/>Serv.call (server, 12); </text:p>
      <text:p text:style-name="P14"><text:s text:c="2"/>Serv.call (server, 13)</text:p>
      <text:p text:style-name="P14">)</text:p>
      <text:p text:style-name="P14"><text:span text:style-name="T8">val</text:span> _ = spawn (fn () =&gt; Serv.call (server, 81))</text:p>
      <text:p text:style-name="P14"><text:span text:style-name="T8">val</text:span> _ = spawn (fn () =&gt; Serv.call (server, 44))</text:p>
      <text:p text:style-name="P17"/>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0"><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0"/>
      <text:p text:style-name="P16"><text:span text:style-name="T3">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text:span text:style-name="T17">FanIn.</text:span>channel()</text:p>
      <text:p text:style-name="P12"><text:span text:style-name="T8"><text:s text:c="4"/></text:span><text:span text:style-name="T8">fun</text:span> loop state = <text:span text:style-name="T8">let</text:span></text:p>
      <text:p text:style-name="P12"><text:span text:style-name="T8"><text:s text:c="6"/>val </text:span>(v, replCh) = <text:span text:style-name="T17">FanIn.</text:span>recv reqCh</text:p>
      <text:p text:style-name="P12"><text:span text:style-name="T8"><text:s text:c="4"/>in</text:span> </text:p>
      <text:p text:style-name="P12"><text:s text:c="6"/><text:span text:style-name="T17">OneShot.</text:span><text:span text:style-name="T18">send (replCh, state)</text:span>;</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text:span text:style-name="T17">OneShot</text:span>.channel ()</text:p>
      <text:p text:style-name="P12"><text:span text:style-name="T8"><text:s text:c="2"/>in</text:span> </text:p>
      <text:p text:style-name="P12"><text:s text:c="4"/><text:span text:style-name="T17">FanIn.</text:span>send (reqCh, (v, replCh));</text:p>
      <text:p text:style-name="P12"><text:s text:c="4"/><text:span text:style-name="T17">OneShot.</text:span>recv replCh </text:p>
      <text:p text:style-name="P13"><text:s text:c="2"/>end</text:p>
      <text:p text:style-name="P13">end</text:p>
      <text:p text:style-name="P13"/>
      <text:p text:style-name="P20">Without a static analysis to check the usage of the special channels, one could inadvertently use a one-shot channel for a channel that has multiple senders, resulting in runtime behavior inconsistent with the general semantics of channel synchronization.</text:p>
      <text:p text:style-name="P20"><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20"/>
      <text:p text:style-name="P20"><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0"><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0"><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0"/>
      <text:list xml:id="list5682601554602003735" text:style-name="L1">
        <text:list-item>
          <text:p text:style-name="P31">let</text:p>
        </text:list-item>
        <text:list-item>
          <text:p text:style-name="P34"><text:s text:c="2"/><text:span text:style-name="T8">val</text:span> w = 4</text:p>
        </text:list-item>
        <text:list-item>
          <text:p text:style-name="P34"><text:s text:c="2"/><text:span text:style-name="T8">val</text:span> x = ref 1</text:p>
        </text:list-item>
        <text:list-item>
          <text:p text:style-name="P34"><text:s text:c="2"/><text:span text:style-name="T8">val</text:span> y = ref 2</text:p>
        </text:list-item>
        <text:list-item>
          <text:p text:style-name="P34"><text:s text:c="2"/><text:span text:style-name="T8">val</text:span> z = (!x + 1) + (!y + 2) + (w - 3); </text:p>
        </text:list-item>
        <text:list-item>
          <text:p text:style-name="P34"><text:s text:c="2"/><text:span text:style-name="T8">val</text:span> w = 1</text:p>
        </text:list-item>
        <text:list-item>
          <text:p text:style-name="P31">in</text:p>
        </text:list-item>
        <text:list-item>
          <text:p text:style-name="P34"><text:s text:c="2"/>y := 0;</text:p>
        </text:list-item>
        <text:list-item>
          <text:p text:style-name="P34"><text:s text:c="2"/>(!y + 2) - (!x + 1) * (w – 3)</text:p>
        </text:list-item>
        <text:list-item>
          <text:p text:style-name="P31">end</text:p>
        </text:list-item>
      </text:list>
      <text:p text:style-name="P20"><text:tab/></text:p>
      <text:p text:style-name="P20">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0"><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20"/>
      <text:list xml:id="list3023338868459275808" text:style-name="L2">
        <text:list-item>
          <text:p text:style-name="P37"><text:span text:style-name="T2">let</text:span><text:span text:style-name="T1"> </text:span></text:p>
        </text:list-item>
        <text:list-item>
          <text:p text:style-name="P37"><text:span text:style-name="T1"><text:s text:c="2"/></text:span><text:span text:style-name="T2">val</text:span><text:span text:style-name="T1"> x = 1 <text:s text:c="3"/></text:span></text:p>
        </text:list-item>
        <text:list-item>
          <text:p text:style-name="P37"><text:span text:style-name="T1"><text:s text:c="2"/></text:span><text:span text:style-name="T2">val</text:span><text:span text:style-name="T1"> y = 2</text:span></text:p>
        </text:list-item>
        <text:list-item>
          <text:p text:style-name="P37"><text:span text:style-name="T1"><text:s text:c="2"/></text:span><text:span text:style-name="T2">val</text:span><text:span text:style-name="T1"> z = ref (4 * 73)</text:span></text:p>
        </text:list-item>
        <text:list-item>
          <text:p text:style-name="P37"><text:span text:style-name="T1"><text:s text:c="2"/></text:span><text:span text:style-name="T2">val</text:span><text:span text:style-name="T1"> x = 4</text:span></text:p>
        </text:list-item>
        <text:list-item>
          <text:p text:style-name="P37"><text:span text:style-name="T2">in</text:span><text:span text:style-name="T1"> </text:span></text:p>
        </text:list-item>
        <text:list-item>
          <text:p text:style-name="P35"><text:s text:c="2"/>z := 1; </text:p>
        </text:list-item>
        <text:list-item>
          <text:p text:style-name="P35"><text:s text:c="2"/>x * !z</text:p>
        </text:list-item>
        <text:list-item>
          <text:p text:style-name="P32">end</text:p>
        </text:list-item>
      </text:list>
      <text:p text:style-name="P20"/>
      <text:p text:style-name="P20"><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0"><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0"/>
      <text:list xml:id="list8077595683794516504" text:style-name="L3">
        <text:list-item>
          <text:p text:style-name="P38"><text:span text:style-name="T2">let</text:span><text:span text:style-name="T1"> </text:span></text:p>
        </text:list-item>
        <text:list-item>
          <text:p text:style-name="P38"><text:span text:style-name="T1"><text:s text:c="2"/></text:span><text:span text:style-name="T2">val</text:span><text:span text:style-name="T1"> f = </text:span><text:span text:style-name="T2">fn</text:span><text:span text:style-name="T1"> x =&gt; x 1</text:span></text:p>
        </text:list-item>
        <text:list-item>
          <text:p text:style-name="P38"><text:span text:style-name="T1"><text:s text:c="2"/></text:span><text:span text:style-name="T2">val</text:span><text:span text:style-name="T1"> g = </text:span><text:span text:style-name="T2">fn</text:span><text:span text:style-name="T1"> y =&gt; y + 2</text:span></text:p>
        </text:list-item>
        <text:list-item>
          <text:p text:style-name="P38"><text:span text:style-name="T1"><text:s text:c="2"/></text:span><text:span text:style-name="T2">val</text:span><text:span text:style-name="T1"> h = </text:span><text:span text:style-name="T2">fn</text:span><text:span text:style-name="T1"> z =&gt; z + 3</text:span></text:p>
        </text:list-item>
        <text:list-item>
          <text:p text:style-name="P38"><text:span text:style-name="T2">in</text:span><text:span text:style-name="T1"> </text:span></text:p>
        </text:list-item>
        <text:list-item>
          <text:p text:style-name="P36"><text:s text:c="2"/>(f g) + (f h)</text:p>
        </text:list-item>
        <text:list-item>
          <text:p text:style-name="P33">end</text:p>
        </text:list-item>
      </text:list>
      <text:p text:style-name="P20"/>
      <text:p text:style-name="P20"><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20"><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0"/>
      <text:p text:style-name="P20"><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0"><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0"><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20"/>
      <text:p text:style-name="P20"><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0"><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0"><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0"/>
      <text:p text:style-name="P26"><text:span text:style-name="T8">datatype</text:span> 'a list = Nil | Cons 'a "'a list"</text:p>
      <text:p text:style-name="P26"/>
      <text:p text:style-name="P29"><text:span text:style-name="T8">inductive</text:span> sorted :: "('a ⇒ 'a ⇒ bool) ⇒ 'a list ⇒ bool" where</text:p>
      <text:p text:style-name="P29"><text:s text:c="2"/>Nil : "sorted P Nil" |</text:p>
      <text:p text:style-name="P29"><text:s text:c="2"/>Single : "sorted P (Cons x Nil)" |</text:p>
      <text:p text:style-name="P29"><text:s text:c="2"/>Cons : "P x y ⟹ sorted P (Cons y ys) ⟹ sorted P (Cons x (Cons y ys))"</text:p>
      <text:p text:style-name="P20"/>
      <text:p text:style-name="P20">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0"/>
      <text:p text:style-name="P27">datatype<text:span text:style-name="T9"> nat = Z | S nat </text:span></text:p>
      <text:p text:style-name="P27"/>
      <text:p text:style-name="P27">inductive<text:span text:style-name="T9"> lte :: “nat =&gt; nat =&gt; bool” </text:span>where</text:p>
      <text:p text:style-name="P28"><text:s text:c="2"/>Eq : “lte n n” |</text:p>
      <text:p text:style-name="P28"><text:s text:c="2"/>Lt : “lte n1 n2 ==&gt; lte n1 (S n2)”</text:p>
      <text:p text:style-name="P27"/>
      <text:p text:style-name="P27">theorem<text:span text:style-name="T9"> “</text:span></text:p>
      <text:p text:style-name="P28"><text:s text:c="2"/>sorted lte (Cons (Z) (Cons (S Z) (Cons (S Z) (Cons (S (S (S Z))) Nil))))</text:p>
      <text:p text:style-name="P28">”</text:p>
      <text:p text:style-name="P27"><text:s/>apply<text:span text:style-name="T9"> (rule Cons)</text:span></text:p>
      <text:p text:style-name="P27"><text:s text:c="2"/>apply<text:span text:style-name="T9"> (rule Lt)</text:span></text:p>
      <text:p text:style-name="P27"><text:s text:c="2"/>apply<text:span text:style-name="T9"> (rule Eq)</text:span></text:p>
      <text:p text:style-name="P27"><text:s/>apply<text:span text:style-name="T9"> (rule Cons)</text:span></text:p>
      <text:p text:style-name="P27"><text:s text:c="2"/>apply<text:span text:style-name="T9"> (rule Eq)</text:span></text:p>
      <text:p text:style-name="P27"><text:s/>apply<text:span text:style-name="T9"> (rule Cons)</text:span></text:p>
      <text:p text:style-name="P27"><text:s text:c="2"/>apply<text:span text:style-name="T9"> (rule Lt)</text:span></text:p>
      <text:p text:style-name="P27"><text:s text:c="2"/>apply<text:span text:style-name="T9"> (rule Lt)</text:span></text:p>
      <text:p text:style-name="P27"><text:s text:c="2"/>apply<text:span text:style-name="T9"> (rule Eq)</text:span></text:p>
      <text:p text:style-name="P27"><text:s/>apply<text:span text:style-name="T9"> (rule Single)</text:span></text:p>
      <text:p text:style-name="P27">done</text:p>
      <text:p text:style-name="P20"/>
      <text:p text:style-name="P20">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5"/>
      <text:p text:style-name="P12"><text:span text:style-name="T14">definition</text:span><text:span text:style-name="T15"> True :: bool </text:span><text:span text:style-name="T14">where</text:span><text:span text:style-name="T15"> </text:span></text:p>
      <text:p text:style-name="P15"><text:s text:c="2"/>"True ≡ ((λx::bool. x) = (λx. x))"</text:p>
      <text:p text:style-name="P15"/>
      <text:p text:style-name="P12"><text:span text:style-name="T14">definition</text:span><text:span text:style-name="T15"> False :: bool </text:span><text:span text:style-name="T14">where</text:span><text:span text:style-name="T15"> </text:span></text:p>
      <text:p text:style-name="P15"><text:s text:c="2"/>"False ≡ (∀P. P)"</text:p>
      <text:p text:style-name="P30"/>
      <text:p text:style-name="P21">Hypothesis</text:p>
      <text:p text:style-name="P20"><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1"/>
      <text:p text:style-name="P21">Evaluation</text:p>
      <text:p text:style-name="P21"><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2"/>
      <text:p text:style-name="P21">Architecture</text:p>
      <text:p text:style-name="P20"><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20"><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0"><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0"/>
      <text:p text:style-name="P20"/>
      <text:p text:style-name="P20"/>
      <text:p text:style-name="P21">Implementation</text:p>
      <text:p text:style-name="P21"/>
      <text:p text:style-name="P22"><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2"/>
      <text:p text:style-name="P22"/>
      <text:p text:style-name="P10">ManyToMany Channel </text:p>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11"><text:tab/></text:p>
      <text:p text:style-name="P22"/>
      <text:p text:style-name="P22"/>
      <text:p text:style-name="P10">FanOut Channel </text:p>
      <text:p text:style-name="P11"><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1">The implementation of fan-in channels is very similar to that of fan-out channels.</text:p>
      <text:p text:style-name="P11"/>
      <text:p text:style-name="P10">OneToOne Channel</text:p>
      <text:p text:style-name="P11"><text:tab/>a one-to-one channel can also be in one of three possible states, but there is no associated lock. Additional, none of the states are associated with queues. <text:s/>Instead, there is a possible state of a thread <text:soft-page-break/>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oft-page-break/><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processe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48">Suppose structure Chan is a general implementation of communication, and OneToOneChan is a specialized implementation of communication; if channel c is one-to-one, </text:p>
      <text:p text:style-name="P48">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xt:soft-page-break/>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means</text:p>
      <text:p text:style-name="P11"/>
      <text:p text:style-name="P11"><text:span text:style-name="T13">if variable x is statically determined to be a channel with one-to-one communication topology in program p, then for all states v if p evaluates to v, then all channels created with binding x have one-to-one topology in program p's evaluation to state v.</text:span></text:p>
      <text:p text:style-name="P49"/>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1"><text:span text:style-name="T13">if program p statically evaluates to abstract values in W, and <text:s/>variable x is statically determined to be a channel with one-to-one communication topology in program p with abstract values W, then </text:span></text:p>
      <text:p text:style-name="P11"><text:span text:style-name="T13">if variable x is statically determined to be a channel with one-to-one communication topology in program p, then for all states v where p evaluates to v, all channels created with binding x have one-to-one topology in program p's evaluation to state v.</text:span></text:p>
      <text:p text:style-name="P11"><text:tab/></text:p>
      <text:p text:style-name="P22">Factoring out the static evaluation from communication topology classification, not only gives a nice symmetry with the runtime evaluation, but also emphasizes the importance of the describing abstract values, common to all communication topologies. </text:p>
      <text:p text:style-name="P22"/>
      <text:p text:style-name="P22"/>
      <text:p text:style-name="P10">Formal Objectives</text:p>
      <text:p text:style-name="P22">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2"/>
      <text:p text:style-name="P21">Syntax</text:p>
      <text:p text:style-name="P22"><text:tab/>The syntax of the language of programs is in a very restricted ANF form, which can be viewed <text:soft-page-break/>as an intermediate representation. <text:s/>It consists of variables and three other mutually dependent parts. <text:s/>An expression has one of two forms. <text:s/>Either it can be a let-binding followed by an expression, or it can be a result variable. <text:s/>A bind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bind in order to concisely define certain relations on just those constructs.</text:p>
      <text:p text:style-name="P22"/>
      <text:p text:style-name="P41">datatype var = Var string</text:p>
      <text:p text:style-name="P41"/>
      <text:p text:style-name="P41">datatype exp = </text:p>
      <text:p text:style-name="P41"><text:s text:c="2"/>Let var bind exp |</text:p>
      <text:p text:style-name="P41"><text:s text:c="2"/>Result var</text:p>
      <text:p text:style-name="P41"/>
      <text:p text:style-name="P41">and bind = </text:p>
      <text:p text:style-name="P41"><text:s text:c="2"/>Unit |</text:p>
      <text:p text:style-name="P41"><text:s text:c="2"/>Chan |</text:p>
      <text:p text:style-name="P41"><text:s text:c="2"/>Prim prim |</text:p>
      <text:p text:style-name="P41"><text:s text:c="2"/>Spawn exp |</text:p>
      <text:p text:style-name="P41"><text:s text:c="2"/>Sync var |</text:p>
      <text:p text:style-name="P41"><text:s text:c="2"/>Fst var |</text:p>
      <text:p text:style-name="P41"><text:s text:c="2"/>Snd var |</text:p>
      <text:p text:style-name="P41"><text:s text:c="2"/>Case var var exp var exp |</text:p>
      <text:p text:style-name="P41"><text:s text:c="2"/>App var var</text:p>
      <text:p text:style-name="P41"/>
      <text:p text:style-name="P41">and prim = </text:p>
      <text:p text:style-name="P41"><text:s text:c="2"/>SendEvt var var |</text:p>
      <text:p text:style-name="P41"><text:s text:c="2"/>RecvEvt var |</text:p>
      <text:p text:style-name="P41"><text:s text:c="2"/>Pair var var |</text:p>
      <text:p text:style-name="P41"><text:s text:c="2"/>Left var |</text:p>
      <text:p text:style-name="P41"><text:s text:c="2"/>Right var |</text:p>
      <text:p text:style-name="P41"><text:s text:c="2"/>Abs var var exp</text:p>
      <text:p text:style-name="P41"/>
      <text:p text:style-name="P22"/>
      <text:p text:style-name="P21">Dynamic Semantics</text:p>
      <text:p text:style-name="P22"><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value is either the unit value, a channel instance, or a closure consisting of a primitive with an <text:soft-page-break/>environment that maps variables to further values. <text:s/>A continuation frame is composed of a variable, yet to be bound, an expression that may refer to the variable, and an environment mapping variables in the expression to their bound values. <text:s/>A continuation stack is a stack of continuation frames. <text:s/>A state consists of an expression, yet to be evaluated, an environment containing at the values of variables bound before the state's expression, and a continuation stack.</text:p>
      <text:p text:style-name="P22"><text:tab/>The sequential step predicate asserts that a state takes a single deterministic step in evaluation. The predicate is defined to hold by the inference rules listed in [Figure ?]. <text:s/>The Result rule states that a state containing a result variable expression steps to a state with the expression from the first frame on the continuation stack, the frame's environment updated with the unbound frame variable mapping to the result variable's bound value, and the remainder of the continuation stack. <text:s/>In essence, it models returning from a function call, as well as returning from a case expression. <text:s/>The Let_Unit rule states that a let expression with a variable binding to the unit literal, steps to the next expression with the environment updated with a mapping from the bound variable to the unit value. <text:s/>The Let_Fst rule exemplifies how values are determined by looking up variable bindings in the environments of states and closures. <text:s/>The expression with variable binding to the Fst of a variable, <text:s/>steps to to the next expression, with the environment updated with a mapping from the let bound variable to a new value, which is the first value of a pair value, where the pair value is the bound to the to the Fst bindee's variable through the state's environment. <text:s/>The Let_Snd rule is similar. <text:s/>The Let_Case_Left rule states that a let expression bound to a Case bindee steps to the left expression of the bindee, with the environment updated with a mapping of the Left bound variable to a value that is mapped to by the variable within the Left bindee. <text:s/>The stack is updated with The let-binding variable and the let-expression's next expression, along with the original environment added to the front. <text:s/>The Let_Case_Right rule is similar. <text:s/>The Let_App rule states that a let-expression with variable binding to a function application steps to the expression in the body of the function abstraction, with a the function abstraction's environment updated with the abstractions function parameter bound to the function abstraction itself, and the abstraction's input parameter bound to argument variable's bound value. <text:s/>As with Let_Case_Left, and Let_Case_Right, the stack is updated with the let-binding variable and the let-expression's next expression, along with the original environment added to the front.</text:p>
      <text:p text:style-name="P22"><text:s/><text:tab/>A thread pool is a mapping from control paths to states, where is control path abstractly represents the steps taken up to the state it points to. <text:s/>The leaf predicate asserts that a control path exists in a thread pool and is not a prefix of any other control path in the thread pool.</text:p>
      <text:p text:style-name="P22"><text:tab/>The concurrent step predicate asserts that a thread pool takes a nondeterministic step in evaluation. <text:s/>The Seq_Step_Down rule states that a thread pool steps to the thread pool updated with a path extended with a Down control label that maps to a state, where the path is a leaf in the original thread pool; it points to a state with a result expression and a nonempty continuation stack; the control label contains the unbound variable from the top of the continuation stack; and the state with the Result expression sequentially steps to the state of the updated thread pool.</text:p>
      <text:p text:style-name="P22"><text:soft-page-break/></text:p>
      <text:p text:style-name="P22"/>
      <text:p text:style-name="P21">Static Semantics</text:p>
      <text:p text:style-name="P21">Dynamic Communication Topology Classification</text:p>
      <text:p text:style-name="P21">Static Communication Topology Classification </text:p>
      <text:p text:style-name="P21"/>
      <text:p text:style-name="P22"/>
      <text:p text:style-name="P21">References</text:p>
      <text:list xml:id="list7903075810933484638" text:style-name="L5">
        <text:list-item>
          <text:p text:style-name="P43">Donnelly, K. and Fluet, M. Transactional events. ACM SIGPLAN Notices 2006, 41(9), pp.124-135.</text:p>
        </text:list-item>
        <text:list-item>
          <text:p text:style-name="P44">Flanagan C., Sabry A., Duba B.F., Felleisen M. The Essence of Compiling with Continuations. In ACM SIGPLAN Notices; 1993 Aug 1 (Vol. 28, No. 6, pp. 237-247). ACM.</text:p>
        </text:list-item>
        <text:list-item>
          <text:p text:style-name="P43">Fluet, M. A type-and control-flow analysis for System F. In Symposium on Implementation and Application of Functional Languages (pp. 122-139). 2012 August. Springer, Berlin, Heidelberg.</text:p>
        </text:list-item>
        <text:list-item>
          <text:p text:style-name="P44">Matichuk D., Murray T., Wenzel M. Eisbach: A Proof Method Language for Isabelle. Journal of Automated Reasoning. 2016 Mar 1;56(3):261-82.</text:p>
        </text:list-item>
        <text:list-item>
          <text:p text:style-name="P44">Nielson F., Nielson H.R., Hankin C. Principles of program analysis. Springer; 2015 Feb 27.</text:p>
        </text:list-item>
        <text:list-item>
          <text:p text:style-name="P44">Nipkow T, Klein G. Concrete Semantics: With Isabelle/HOL. Springer; 2014 Dec 3.</text:p>
        </text:list-item>
        <text:list-item>
          <text:p text:style-name="P44">Paulson L.C., Nipkow T. Isabelle Tutorial and User’s Manual. University of Cambridge, Computer Laboratory; 1990.</text:p>
        </text:list-item>
        <text:list-item>
          <text:p text:style-name="P44">Reppy, J.H. Concurrent Programming in ML. Cambridge University Press; 2007 Sep 14.</text:p>
        </text:list-item>
        <text:list-item>
          <text:p text:style-name="P43">Reppy, J. H. CML: A Higher-Order Concurrent Language. In PLDI’91, New York, NY, June 1991. ACM, pp. 293–305. </text:p>
        </text:list-item>
        <text:list-item>
          <text:p text:style-name="P43">Reppy, J., Russo, C.V. and Xiao, Y. Parallel concurrent ML. In ACM SIGPLAN Notices 2009 August (Vol. 44, No. 9, pp. 257-268). ACM.</text:p>
        </text:list-item>
        <text:list-item>
          <text:p text:style-name="P44">Reppy J, Xiao Y. Specialization of CML message-passing primitives. In ACM SIGPLAN Notices 2007 Jan 17 (Vol. 42, No. 1, pp. 315-326). ACM.</text:p>
        </text:list-item>
        <text:list-item>
          <text:p text:style-name="P44">Reppy, J. Type-sensitive control-flow analysis. In ML ’06, New York, NY, September 2006. ACM, pp. 74–83. </text:p>
        </text:list-item>
        <text:list-item>
          <text:p text:style-name="P45">Shivers, O. Control-flow analysis of higher-order languages. PhD dissertation, Carnegie Mellon University, 1991.</text:p>
        </text:list-item>
        <text:list-item>
          <text:p text:style-name="P45">Wenzel M. The Isabelle/Isar Reference Manual.</text:p>
        </text:list-item>
        <text:list-item>
          <text:p text:style-name="P45">Wenzel M, Haftmann F, Paulson L. The Isabelle/Isar Implementation.</text:p>
        </text:list-item>
        <text:list-item>
          <text:p text:style-name="P45">Xiao, Y. Toward optimization of Concurrent ML. Master’s dissertation, University of Chicago, December 2005. </text:p>
        </text:list-item>
        <text:list-item>
          <text:p text:style-name="P42"><text:a xlink:type="simple" xlink:href="http://isabelle.in.tum.de/" text:style-name="Internet_20_link" text:visited-style-name="Visited_20_Internet_20_Link"><text:span text:style-name="T19">http://isabelle.in.tum.de/</text:span></text:a></text:p>
        </text:list-item>
        <text:list-item>
          <text:p text:style-name="P45">Serrano, M. Control flow analysis: a functional languages compilation paradigm. In <text:span text:style-name="T12">SAC ’95: Proceedings of the 1995 ACM symposium on Applied Computing</text:span>, New York, NY, 1995. ACM, pp. 118–122. </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3T17:11:19</dc:date>
    <dc:creator>Thomas Logan</dc:creator>
    <meta:generator>OpenOffice/4.1.3$Unix OpenOffice.org_project/413m1$Build-9783</meta:generator>
    <meta:editing-duration>P32DT17H52M57S</meta:editing-duration>
    <meta:editing-cycles>538</meta:editing-cycles>
    <meta:document-statistic meta:table-count="0" meta:image-count="0" meta:object-count="0" meta:page-count="20" meta:paragraph-count="265" meta:word-count="8475" meta:character-count="51939"/>
  </office:meta>
</office:document-meta>
</file>